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5.625in" style:rel-column-width="810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df92" officeooo:paragraph-rsid="0002df92"/>
    </style:style>
    <style:style style:name="P2" style:family="paragraph" style:parent-style-name="Table_20_Contents">
      <style:text-properties officeooo:paragraph-rsid="00038295"/>
    </style:style>
    <style:style style:name="P3" style:family="paragraph" style:parent-style-name="Table_20_Contents">
      <style:text-properties officeooo:rsid="00038295" officeooo:paragraph-rsid="00038295"/>
    </style:style>
    <style:style style:name="P4" style:family="paragraph" style:parent-style-name="Table_20_Contents">
      <style:text-properties officeooo:paragraph-rsid="00044cee"/>
    </style:style>
    <style:style style:name="P5" style:family="paragraph" style:parent-style-name="Table_20_Contents">
      <style:text-properties officeooo:rsid="00065eba" officeooo:paragraph-rsid="00065eba"/>
    </style:style>
    <style:style style:name="T1" style:family="text">
      <style:text-properties officeooo:rsid="00038295"/>
    </style:style>
    <style:style style:name="T2" style:family="text">
      <style:text-properties officeooo:rsid="0005b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rom Archive record </text:p>
          </table:table-cell>
          <table:table-cell table:style-name="Table1.B1" office:value-type="string">
            <text:p text:style-name="P1">CTS2 database fields</text:p>
          </table:table-cell>
        </table:table-row>
        <table:table-row>
          <table:table-cell table:style-name="Table1.A2" office:value-type="string">
            <text:p text:style-name="Table_20_Contents">Status</text:p>
            <text:p text:style-name="Table_20_Contents">CRNbr</text:p>
            <text:p text:style-name="Table_20_Contents">DTOpened</text:p>
            <text:p text:style-name="Table_20_Contents">DTPlaced</text:p>
            <text:p text:style-name="Table_20_Contents">DTClosed</text:p>
            <text:p text:style-name="Table_20_Contents">AnimalLocation</text:p>
            <text:p text:style-name="Table_20_Contents">Disposition</text:p>
            <text:p text:style-name="Table_20_Contents">Property</text:p>
            <text:p text:style-name="Table_20_Contents">CallType</text:p>
            <text:p text:style-name="Table_20_Contents">Species</text:p>
            <text:p text:style-name="Table_20_Contents">Resolution</text:p>
            <text:p text:style-name="Table_20_Contents">TimeTaken</text:p>
            <text:p text:style-name="Table_20_Contents">Postcard?</text:p>
            <text:p text:style-name="Table_20_Contents">OpenedBy</text:p>
            <text:p text:style-name="Table_20_Contents">Reason</text:p>
            <text:p text:style-name="Table_20_Contents">CtrNbr</text:p>
            <text:p text:style-name="Table_20_Contents">Trans</text:p>
            <text:p text:style-name="Table_20_Contents">TransHrs</text:p>
            <text:p text:style-name="Table_20_Contents">TransMi</text:p>
            <text:p text:style-name="Table_20_Contents">LastUpdater</text:p>
            <text:p text:style-name="Table_20_Contents">CallLocation</text:p>
          </table:table-cell>
          <table:table-cell table:style-name="Table1.B2" office:value-type="string">
            <text:p text:style-name="P3">Status</text:p>
            <text:p text:style-name="P2"><text:span text:style-name="T1">CallNbr</text:span></text:p>
            <text:p text:style-name="P2">DTPlaced</text:p>
            <text:p text:style-name="P2">DTOpened</text:p>
            <text:p text:style-name="P2">DTClosed</text:p>
            <text:p text:style-name="P2">AnimalLocation</text:p>
            <text:p text:style-name="P5">=== not used ===</text:p>
            <text:p text:style-name="P2">Property</text:p>
            <text:p text:style-name="P5">=== not used ===</text:p>
            <text:p text:style-name="P2">Species</text:p>
            <text:p text:style-name="P2">Resolution <text:span text:style-name="T2">(closing outcome of call)</text:span></text:p>
            <text:p text:style-name="P2">TimeToResolve</text:p>
            <text:p text:style-name="P2">PostcardSent</text:p>
            <text:p text:style-name="P2">OpenedBy</text:p>
            <text:p text:style-name="P2">Reason <text:s/><text:span text:style-name="T2">(why was call opened)</text:span></text:p>
            <text:p text:style-name="P2">CaseRefNbr</text:p>
            <text:p text:style-name="P4"/>
            <text:p text:style-name="P4"/>
            <text:p text:style-name="P4"/>
            <text:p text:style-name="P4">LastUpdater</text:p>
            <text:p text:style-name="P4">CallLocation<office:annotation><dc:date>2018-12-27T10:51:15.821588696</dc:date><text:p>HTML: &lt;table id="tablestructure" class="data topmargin" style="color: rgb(0, 0, 0); font-size: 12px; font-style: normal; font-variant-ligatures: normal; font-variant-caps: normal; font-weight: 400; letter-spacing: normal; orphans: 2; text-align: start; text-indent: 0px; text-transform: none; white-space: normal; widows: 2; word-spacing: 0px; -webkit-text-stroke-width: 0px; text-decoration-style: initial; text-decoration-color: initial; border-collapse: collapse; background-color: rgb(255, 255, 255); border: 0.1em solid rgb(0, 0, 0); border-spacing: 0.2em; margin: 1em 0px 12px; font-family: sans-serif; user-select: auto !important;"&gt;</text:p></office:annotation><office:annotation><dc:date>2018-12-27T10:51:15.821610814</dc:date><text:p>HTML: &lt;thead style="border-collapse: collapse; border-spacing: 0.2em; border: 0.1em solid rgb(0, 0, 0); font-weight: 900; user-select: auto !important;"&gt;</text:p></office:annotation><office:annotation><dc:date>2018-12-27T10:51:15.821615842</dc:date><text:p>HTML: &lt;/thead&gt;</text:p></office:annotation><office:annotation><dc:date>2018-12-27T10:51:15.821624646</dc:date><text:p>HTML: &lt;tbody style="user-select: auto !important;"&gt;</text:p></office:annotation><office:annotation><dc:date>2018-12-27T10:51:15.821635964</dc:date><text:p>HTML: &lt;tr style="text-align: left; background: rgb(223, 223, 223); user-select: auto !important;"&gt;</text:p></office:annotation><office:annotation><dc:date>2018-12-27T10:51:15.821664730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1675473</dc:date><text:p>HTML: &lt;label for="checkbox_row_2" style="user-select: auto !important;"&gt;</text:p></office:annotation><office:annotation><dc:date>2018-12-27T10:51:15.821682354</dc:date><text:p>HTML: &lt;/label&gt;</text:p></office:annotation><office:annotation><dc:date>2018-12-27T10:51:15.821687244</dc:date><text:p>HTML: &lt;/th&gt;</text:p></office:annotation><office:annotation><dc:date>2018-12-27T10:51:15.821692282</dc:date><text:p>HTML: &lt;/tr&gt;</text:p></office:annotation><office:annotation><dc:date>2018-12-27T10:51:15.821704323</dc:date><text:p>HTML: &lt;tr style="text-align: left; background: rgb(255, 255, 255); user-select: auto !important;"&gt;</text:p></office:annotation><office:annotation><dc:date>2018-12-27T10:51:15.821733317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1743269</dc:date><text:p>HTML: &lt;label for="checkbox_row_3" style="user-select: auto !important;"&gt;</text:p></office:annotation><office:annotation><dc:date>2018-12-27T10:51:15.821749827</dc:date><text:p>HTML: &lt;/label&gt;</text:p></office:annotation><office:annotation><dc:date>2018-12-27T10:51:15.821754680</dc:date><text:p>HTML: &lt;/th&gt;</text:p></office:annotation><office:annotation><dc:date>2018-12-27T10:51:15.821759593</dc:date><text:p>HTML: &lt;/tr&gt;</text:p></office:annotation><office:annotation><dc:date>2018-12-27T10:51:15.821771213</dc:date><text:p>HTML: &lt;tr style="text-align: left; background: rgb(223, 223, 223); user-select: auto !important;"&gt;</text:p></office:annotation><office:annotation><dc:date>2018-12-27T10:51:15.821800408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1810140</dc:date><text:p>HTML: &lt;label for="checkbox_row_4" style="user-select: auto !important;"&gt;</text:p></office:annotation><office:annotation><dc:date>2018-12-27T10:51:15.821816171</dc:date><text:p>HTML: &lt;/label&gt;</text:p></office:annotation><office:annotation><dc:date>2018-12-27T10:51:15.821820203</dc:date><text:p>HTML: &lt;/th&gt;</text:p></office:annotation><office:annotation><dc:date>2018-12-27T10:51:15.821824570</dc:date><text:p>HTML: &lt;/tr&gt;</text:p></office:annotation><office:annotation><dc:date>2018-12-27T10:51:15.821836751</dc:date><text:p>HTML: &lt;tr style="text-align: left; background: rgb(255, 255, 255); user-select: auto !important;"&gt;</text:p></office:annotation><office:annotation><dc:date>2018-12-27T10:51:15.821866409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1876053</dc:date><text:p>HTML: &lt;label for="checkbox_row_5" style="user-select: auto !important;"&gt;</text:p></office:annotation><office:annotation><dc:date>2018-12-27T10:51:15.821881731</dc:date><text:p>HTML: &lt;/label&gt;</text:p></office:annotation><office:annotation><dc:date>2018-12-27T10:51:15.821885790</dc:date><text:p>HTML: &lt;/th&gt;</text:p></office:annotation><office:annotation><dc:date>2018-12-27T10:51:15.821889559</dc:date><text:p>HTML: &lt;/tr&gt;</text:p></office:annotation><office:annotation><dc:date>2018-12-27T10:51:15.821900440</dc:date><text:p>HTML: &lt;tr style="text-align: left; background: rgb(223, 223, 223); user-select: auto !important;"&gt;</text:p></office:annotation><office:annotation><dc:date>2018-12-27T10:51:15.821929497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1939240</dc:date><text:p>HTML: &lt;label for="checkbox_row_6" style="user-select: auto !important;"&gt;</text:p></office:annotation><office:annotation><dc:date>2018-12-27T10:51:15.821944679</dc:date><text:p>HTML: &lt;/label&gt;</text:p></office:annotation><office:annotation><dc:date>2018-12-27T10:51:15.821949235</dc:date><text:p>HTML: &lt;/th&gt;</text:p></office:annotation><office:annotation><dc:date>2018-12-27T10:51:15.821952829</dc:date><text:p>HTML: &lt;/tr&gt;</text:p></office:annotation><office:annotation><dc:date>2018-12-27T10:51:15.821964002</dc:date><text:p>HTML: &lt;tr style="text-align: left; background: rgb(255, 255, 255); user-select: auto !important;"&gt;</text:p></office:annotation><office:annotation><dc:date>2018-12-27T10:51:15.821993719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004480</dc:date><text:p>HTML: &lt;label for="checkbox_row_7" style="user-select: auto !important;"&gt;</text:p></office:annotation><office:annotation><dc:date>2018-12-27T10:51:15.822011523</dc:date><text:p>HTML: &lt;/label&gt;</text:p></office:annotation><office:annotation><dc:date>2018-12-27T10:51:15.822016573</dc:date><text:p>HTML: &lt;/th&gt;</text:p></office:annotation><office:annotation><dc:date>2018-12-27T10:51:15.822021701</dc:date><text:p>HTML: &lt;/tr&gt;</text:p></office:annotation><office:annotation><dc:date>2018-12-27T10:51:15.822034533</dc:date><text:p>HTML: &lt;tr style="text-align: left; background: rgb(223, 223, 223); user-select: auto !important;"&gt;</text:p></office:annotation><office:annotation><dc:date>2018-12-27T10:51:15.822066597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078815</dc:date><text:p>HTML: &lt;label for="checkbox_row_8" style="user-select: auto !important;"&gt;</text:p></office:annotation><office:annotation><dc:date>2018-12-27T10:51:15.822086261</dc:date><text:p>HTML: &lt;/label&gt;</text:p></office:annotation><office:annotation><dc:date>2018-12-27T10:51:15.822091861</dc:date><text:p>HTML: &lt;/th&gt;</text:p></office:annotation><office:annotation><dc:date>2018-12-27T10:51:15.822096467</dc:date><text:p>HTML: &lt;/tr&gt;</text:p></office:annotation><office:annotation><dc:date>2018-12-27T10:51:15.822112706</dc:date><text:p>HTML: &lt;tr class="marked" style="text-align: left; background: rgb(255, 255, 255); color: rgb(0, 0, 0); user-select: auto !important;"&gt;</text:p></office:annotation><office:annotation><dc:date>2018-12-27T10:51:15.822148981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160678</dc:date><text:p>HTML: &lt;label for="checkbox_row_9" style="user-select: auto !important;"&gt;</text:p></office:annotation><office:annotation><dc:date>2018-12-27T10:51:15.822167867</dc:date><text:p>HTML: &lt;/label&gt;</text:p></office:annotation><office:annotation><dc:date>2018-12-27T10:51:15.822172900</dc:date><text:p>HTML: &lt;/th&gt;</text:p></office:annotation><office:annotation><dc:date>2018-12-27T10:51:15.822178453</dc:date><text:p>HTML: &lt;/tr&gt;</text:p></office:annotation><office:annotation><dc:date>2018-12-27T10:51:15.822193725</dc:date><text:p>HTML: &lt;tr class="marked" style="text-align: left; background: rgb(223, 223, 223); color: rgb(0, 0, 0); user-select: auto !important;"&gt;</text:p></office:annotation><office:annotation><dc:date>2018-12-27T10:51:15.822226237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237328</dc:date><text:p>HTML: &lt;label for="checkbox_row_10" style="user-select: auto !important;"&gt;</text:p></office:annotation><office:annotation><dc:date>2018-12-27T10:51:15.822243920</dc:date><text:p>HTML: &lt;/label&gt;</text:p></office:annotation><office:annotation><dc:date>2018-12-27T10:51:15.822248912</dc:date><text:p>HTML: &lt;/th&gt;</text:p></office:annotation><office:annotation><dc:date>2018-12-27T10:51:15.822253004</dc:date><text:p>HTML: &lt;/tr&gt;</text:p></office:annotation><office:annotation><dc:date>2018-12-27T10:51:15.822264870</dc:date><text:p>HTML: &lt;tr style="text-align: left; background: rgb(255, 255, 255); user-select: auto !important;"&gt;</text:p></office:annotation><office:annotation><dc:date>2018-12-27T10:51:15.82229489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306186</dc:date><text:p>HTML: &lt;label for="checkbox_row_11" style="user-select: auto !important;"&gt;</text:p></office:annotation><office:annotation><dc:date>2018-12-27T10:51:15.822312542</dc:date><text:p>HTML: &lt;/label&gt;</text:p></office:annotation><office:annotation><dc:date>2018-12-27T10:51:15.822317572</dc:date><text:p>HTML: &lt;/th&gt;</text:p></office:annotation><office:annotation><dc:date>2018-12-27T10:51:15.822321918</dc:date><text:p>HTML: &lt;/tr&gt;</text:p></office:annotation><office:annotation><dc:date>2018-12-27T10:51:15.822335121</dc:date><text:p>HTML: &lt;tr style="text-align: left; background: rgb(223, 223, 223); user-select: auto !important;"&gt;</text:p></office:annotation><office:annotation><dc:date>2018-12-27T10:51:15.822366918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379125</dc:date><text:p>HTML: &lt;label for="checkbox_row_12" style="user-select: auto !important;"&gt;</text:p></office:annotation><office:annotation><dc:date>2018-12-27T10:51:15.822386060</dc:date><text:p>HTML: &lt;/label&gt;</text:p></office:annotation><office:annotation><dc:date>2018-12-27T10:51:15.822391520</dc:date><text:p>HTML: &lt;/th&gt;</text:p></office:annotation><office:annotation><dc:date>2018-12-27T10:51:15.822396590</dc:date><text:p>HTML: &lt;/tr&gt;</text:p></office:annotation><office:annotation><dc:date>2018-12-27T10:51:15.822410135</dc:date><text:p>HTML: &lt;tr style="text-align: left; background: rgb(255, 255, 255); user-select: auto !important;"&gt;</text:p></office:annotation><office:annotation><dc:date>2018-12-27T10:51:15.822443019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454749</dc:date><text:p>HTML: &lt;label for="checkbox_row_13" style="user-select: auto !important;"&gt;</text:p></office:annotation><office:annotation><dc:date>2018-12-27T10:51:15.822462020</dc:date><text:p>HTML: &lt;/label&gt;</text:p></office:annotation><office:annotation><dc:date>2018-12-27T10:51:15.822467485</dc:date><text:p>HTML: &lt;/th&gt;</text:p></office:annotation><office:annotation><dc:date>2018-12-27T10:51:15.822472455</dc:date><text:p>HTML: &lt;/tr&gt;</text:p></office:annotation><office:annotation><dc:date>2018-12-27T10:51:15.822485294</dc:date><text:p>HTML: &lt;tr style="text-align: left; background: rgb(223, 223, 223); user-select: auto !important;"&gt;</text:p></office:annotation><office:annotation><dc:date>2018-12-27T10:51:15.822516928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528874</dc:date><text:p>HTML: &lt;label for="checkbox_row_14" style="user-select: auto !important;"&gt;</text:p></office:annotation><office:annotation><dc:date>2018-12-27T10:51:15.822535611</dc:date><text:p>HTML: &lt;/label&gt;</text:p></office:annotation><office:annotation><dc:date>2018-12-27T10:51:15.822541147</dc:date><text:p>HTML: &lt;/th&gt;</text:p></office:annotation><office:annotation><dc:date>2018-12-27T10:51:15.822545680</dc:date><text:p>HTML: &lt;/tr&gt;</text:p></office:annotation><office:annotation><dc:date>2018-12-27T10:51:15.822559535</dc:date><text:p>HTML: &lt;tr style="text-align: left; background: rgb(255, 255, 255); user-select: auto !important;"&gt;</text:p></office:annotation><office:annotation><dc:date>2018-12-27T10:51:15.822591985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604225</dc:date><text:p>HTML: &lt;label for="checkbox_row_15" style="user-select: auto !important;"&gt;</text:p></office:annotation><office:annotation><dc:date>2018-12-27T10:51:15.822610950</dc:date><text:p>HTML: &lt;/label&gt;</text:p></office:annotation><office:annotation><dc:date>2018-12-27T10:51:15.822616214</dc:date><text:p>HTML: &lt;/th&gt;</text:p></office:annotation><office:annotation><dc:date>2018-12-27T10:51:15.822620831</dc:date><text:p>HTML: &lt;/tr&gt;</text:p></office:annotation><office:annotation><dc:date>2018-12-27T10:51:15.822633609</dc:date><text:p>HTML: &lt;tr style="text-align: left; background: rgb(223, 223, 223); user-select: auto !important;"&gt;</text:p></office:annotation><office:annotation><dc:date>2018-12-27T10:51:15.822665854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678981</dc:date><text:p>HTML: &lt;label for="checkbox_row_16" style="user-select: auto !important;"&gt;</text:p></office:annotation><office:annotation><dc:date>2018-12-27T10:51:15.822686351</dc:date><text:p>HTML: &lt;/label&gt;</text:p></office:annotation><office:annotation><dc:date>2018-12-27T10:51:15.822691541</dc:date><text:p>HTML: &lt;/th&gt;</text:p></office:annotation><office:annotation><dc:date>2018-12-27T10:51:15.822696184</dc:date><text:p>HTML: &lt;/tr&gt;</text:p></office:annotation><office:annotation><dc:date>2018-12-27T10:51:15.822715108</dc:date><text:p>HTML: &lt;tr style="text-align: left; background: -webkit-linear-gradient(top, rgb(206, 214, 223), rgb(182, 198, 215)); color: rgb(0, 0, 0); user-select: auto !important;"&gt;</text:p></office:annotation><office:annotation><dc:date>2018-12-27T10:51:15.822752025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5.822763533</dc:date><text:p>HTML: &lt;label for="checkbox_row_17" style="user-select: auto !important;"&gt;</text:p></office:annotation><office:annotation><dc:date>2018-12-27T10:51:15.822770957</dc:date><text:p>HTML: &lt;/label&gt;</text:p></office:annotation><office:annotation><dc:date>2018-12-27T10:51:15.822775762</dc:date><text:p>HTML: &lt;/th&gt;</text:p></office:annotation><office:annotation><dc:date>2018-12-27T10:51:15.822780360</dc:date><text:p>HTML: &lt;/tr&gt;</text:p></office:annotation><office:annotation><dc:date>2018-12-27T10:51:15.822785611</dc:date><text:p>HTML: &lt;/tbody&gt;</text:p></office:annotation><office:annotation><dc:date>2018-12-27T10:51:15.822790388</dc:date><text:p>HTML: &lt;/table&gt;</text:p></office:annotation><office:annotation><dc:date>2018-12-27T10:51:10.324809699</dc:date><text:p>HTML: &lt;table id="tablestructure" class="data topmargin" style="color: rgb(0, 0, 0); font-size: 12px; font-style: normal; font-variant-ligatures: normal; font-variant-caps: normal; font-weight: 400; letter-spacing: normal; orphans: 2; text-align: start; text-indent: 0px; text-transform: none; white-space: normal; widows: 2; word-spacing: 0px; -webkit-text-stroke-width: 0px; text-decoration-style: initial; text-decoration-color: initial; border-collapse: collapse; background-color: rgb(255, 255, 255); border: 0.1em solid rgb(0, 0, 0); border-spacing: 0.2em; margin: 1em 0px 12px; font-family: sans-serif; user-select: auto !important;"&gt;</text:p></office:annotation><office:annotation><dc:date>2018-12-27T10:51:10.324825605</dc:date><text:p>HTML: &lt;thead style="border-collapse: collapse; border-spacing: 0.2em; border: 0.1em solid rgb(0, 0, 0); font-weight: 900; user-select: auto !important;"&gt;</text:p></office:annotation><office:annotation><dc:date>2018-12-27T10:51:10.324828698</dc:date><text:p>HTML: &lt;/thead&gt;</text:p></office:annotation><office:annotation><dc:date>2018-12-27T10:51:10.324834308</dc:date><text:p>HTML: &lt;tbody style="user-select: auto !important;"&gt;</text:p></office:annotation><office:annotation><dc:date>2018-12-27T10:51:10.324842744</dc:date><text:p>HTML: &lt;tr style="text-align: left; background: rgb(223, 223, 223); user-select: auto !important;"&gt;</text:p></office:annotation><office:annotation><dc:date>2018-12-27T10:51:10.324862270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4870511</dc:date><text:p>HTML: &lt;label for="checkbox_row_2" style="user-select: auto !important;"&gt;</text:p></office:annotation><office:annotation><dc:date>2018-12-27T10:51:10.324874836</dc:date><text:p>HTML: &lt;/label&gt;</text:p></office:annotation><office:annotation><dc:date>2018-12-27T10:51:10.324877216</dc:date><text:p>HTML: &lt;/th&gt;</text:p></office:annotation><office:annotation><dc:date>2018-12-27T10:51:10.324879314</dc:date><text:p>HTML: &lt;/tr&gt;</text:p></office:annotation><office:annotation><dc:date>2018-12-27T10:51:10.324886506</dc:date><text:p>HTML: &lt;tr style="text-align: left; background: rgb(255, 255, 255); user-select: auto !important;"&gt;</text:p></office:annotation><office:annotation><dc:date>2018-12-27T10:51:10.324906214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4912372</dc:date><text:p>HTML: &lt;label for="checkbox_row_3" style="user-select: auto !important;"&gt;</text:p></office:annotation><office:annotation><dc:date>2018-12-27T10:51:10.324915863</dc:date><text:p>HTML: &lt;/label&gt;</text:p></office:annotation><office:annotation><dc:date>2018-12-27T10:51:10.324919602</dc:date><text:p>HTML: &lt;/th&gt;</text:p></office:annotation><office:annotation><dc:date>2018-12-27T10:51:10.324922588</dc:date><text:p>HTML: &lt;/tr&gt;</text:p></office:annotation><office:annotation><dc:date>2018-12-27T10:51:10.324930046</dc:date><text:p>HTML: &lt;tr style="text-align: left; background: rgb(223, 223, 223); user-select: auto !important;"&gt;</text:p></office:annotation><office:annotation><dc:date>2018-12-27T10:51:10.324949395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4956563</dc:date><text:p>HTML: &lt;label for="checkbox_row_4" style="user-select: auto !important;"&gt;</text:p></office:annotation><office:annotation><dc:date>2018-12-27T10:51:10.324960875</dc:date><text:p>HTML: &lt;/label&gt;</text:p></office:annotation><office:annotation><dc:date>2018-12-27T10:51:10.324963535</dc:date><text:p>HTML: &lt;/th&gt;</text:p></office:annotation><office:annotation><dc:date>2018-12-27T10:51:10.324965966</dc:date><text:p>HTML: &lt;/tr&gt;</text:p></office:annotation><office:annotation><dc:date>2018-12-27T10:51:10.324972987</dc:date><text:p>HTML: &lt;tr style="text-align: left; background: rgb(255, 255, 255); user-select: auto !important;"&gt;</text:p></office:annotation><office:annotation><dc:date>2018-12-27T10:51:10.325001303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015903</dc:date><text:p>HTML: &lt;label for="checkbox_row_5" style="user-select: auto !important;"&gt;</text:p></office:annotation><office:annotation><dc:date>2018-12-27T10:51:10.325019868</dc:date><text:p>HTML: &lt;/label&gt;</text:p></office:annotation><office:annotation><dc:date>2018-12-27T10:51:10.325022248</dc:date><text:p>HTML: &lt;/th&gt;</text:p></office:annotation><office:annotation><dc:date>2018-12-27T10:51:10.325026120</dc:date><text:p>HTML: &lt;/tr&gt;</text:p></office:annotation><office:annotation><dc:date>2018-12-27T10:51:10.325033454</dc:date><text:p>HTML: &lt;tr style="text-align: left; background: rgb(223, 223, 223); user-select: auto !important;"&gt;</text:p></office:annotation><office:annotation><dc:date>2018-12-27T10:51:10.325055015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061957</dc:date><text:p>HTML: &lt;label for="checkbox_row_6" style="user-select: auto !important;"&gt;</text:p></office:annotation><office:annotation><dc:date>2018-12-27T10:51:10.325066362</dc:date><text:p>HTML: &lt;/label&gt;</text:p></office:annotation><office:annotation><dc:date>2018-12-27T10:51:10.325068769</dc:date><text:p>HTML: &lt;/th&gt;</text:p></office:annotation><office:annotation><dc:date>2018-12-27T10:51:10.325071660</dc:date><text:p>HTML: &lt;/tr&gt;</text:p></office:annotation><office:annotation><dc:date>2018-12-27T10:51:10.325079445</dc:date><text:p>HTML: &lt;tr style="text-align: left; background: rgb(255, 255, 255); user-select: auto !important;"&gt;</text:p></office:annotation><office:annotation><dc:date>2018-12-27T10:51:10.325100223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106468</dc:date><text:p>HTML: &lt;label for="checkbox_row_7" style="user-select: auto !important;"&gt;</text:p></office:annotation><office:annotation><dc:date>2018-12-27T10:51:10.325110423</dc:date><text:p>HTML: &lt;/label&gt;</text:p></office:annotation><office:annotation><dc:date>2018-12-27T10:51:10.325112870</dc:date><text:p>HTML: &lt;/th&gt;</text:p></office:annotation><office:annotation><dc:date>2018-12-27T10:51:10.325115973</dc:date><text:p>HTML: &lt;/tr&gt;</text:p></office:annotation><office:annotation><dc:date>2018-12-27T10:51:10.325123992</dc:date><text:p>HTML: &lt;tr style="text-align: left; background: rgb(223, 223, 223); user-select: auto !important;"&gt;</text:p></office:annotation><office:annotation><dc:date>2018-12-27T10:51:10.325144589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151206</dc:date><text:p>HTML: &lt;label for="checkbox_row_8" style="user-select: auto !important;"&gt;</text:p></office:annotation><office:annotation><dc:date>2018-12-27T10:51:10.325155565</dc:date><text:p>HTML: &lt;/label&gt;</text:p></office:annotation><office:annotation><dc:date>2018-12-27T10:51:10.325158468</dc:date><text:p>HTML: &lt;/th&gt;</text:p></office:annotation><office:annotation><dc:date>2018-12-27T10:51:10.325160964</dc:date><text:p>HTML: &lt;/tr&gt;</text:p></office:annotation><office:annotation><dc:date>2018-12-27T10:51:10.325169807</dc:date><text:p>HTML: &lt;tr class="marked" style="text-align: left; background: rgb(255, 255, 255); color: rgb(0, 0, 0); user-select: auto !important;"&gt;</text:p></office:annotation><office:annotation><dc:date>2018-12-27T10:51:10.325192858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199148</dc:date><text:p>HTML: &lt;label for="checkbox_row_9" style="user-select: auto !important;"&gt;</text:p></office:annotation><office:annotation><dc:date>2018-12-27T10:51:10.325202870</dc:date><text:p>HTML: &lt;/label&gt;</text:p></office:annotation><office:annotation><dc:date>2018-12-27T10:51:10.325205206</dc:date><text:p>HTML: &lt;/th&gt;</text:p></office:annotation><office:annotation><dc:date>2018-12-27T10:51:10.325208002</dc:date><text:p>HTML: &lt;/tr&gt;</text:p></office:annotation><office:annotation><dc:date>2018-12-27T10:51:10.325217961</dc:date><text:p>HTML: &lt;tr class="marked" style="text-align: left; background: rgb(223, 223, 223); color: rgb(0, 0, 0); user-select: auto !important;"&gt;</text:p></office:annotation><office:annotation><dc:date>2018-12-27T10:51:10.325240254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247028</dc:date><text:p>HTML: &lt;label for="checkbox_row_10" style="user-select: auto !important;"&gt;</text:p></office:annotation><office:annotation><dc:date>2018-12-27T10:51:10.325251312</dc:date><text:p>HTML: &lt;/label&gt;</text:p></office:annotation><office:annotation><dc:date>2018-12-27T10:51:10.325253785</dc:date><text:p>HTML: &lt;/th&gt;</text:p></office:annotation><office:annotation><dc:date>2018-12-27T10:51:10.325256096</dc:date><text:p>HTML: &lt;/tr&gt;</text:p></office:annotation><office:annotation><dc:date>2018-12-27T10:51:10.325263214</dc:date><text:p>HTML: &lt;tr style="text-align: left; background: rgb(255, 255, 255); user-select: auto !important;"&gt;</text:p></office:annotation><office:annotation><dc:date>2018-12-27T10:51:10.325283454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289972</dc:date><text:p>HTML: &lt;label for="checkbox_row_11" style="user-select: auto !important;"&gt;</text:p></office:annotation><office:annotation><dc:date>2018-12-27T10:51:10.325293566</dc:date><text:p>HTML: &lt;/label&gt;</text:p></office:annotation><office:annotation><dc:date>2018-12-27T10:51:10.325295920</dc:date><text:p>HTML: &lt;/th&gt;</text:p></office:annotation><office:annotation><dc:date>2018-12-27T10:51:10.325298931</dc:date><text:p>HTML: &lt;/tr&gt;</text:p></office:annotation><office:annotation><dc:date>2018-12-27T10:51:10.325307493</dc:date><text:p>HTML: &lt;tr style="text-align: left; background: rgb(223, 223, 223); user-select: auto !important;"&gt;</text:p></office:annotation><office:annotation><dc:date>2018-12-27T10:51:10.325326976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333068</dc:date><text:p>HTML: &lt;label for="checkbox_row_12" style="user-select: auto !important;"&gt;</text:p></office:annotation><office:annotation><dc:date>2018-12-27T10:51:10.325337431</dc:date><text:p>HTML: &lt;/label&gt;</text:p></office:annotation><office:annotation><dc:date>2018-12-27T10:51:10.325339921</dc:date><text:p>HTML: &lt;/th&gt;</text:p></office:annotation><office:annotation><dc:date>2018-12-27T10:51:10.325342264</dc:date><text:p>HTML: &lt;/tr&gt;</text:p></office:annotation><office:annotation><dc:date>2018-12-27T10:51:10.325349448</dc:date><text:p>HTML: &lt;tr style="text-align: left; background: rgb(255, 255, 255); user-select: auto !important;"&gt;</text:p></office:annotation><office:annotation><dc:date>2018-12-27T10:51:10.325369390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375943</dc:date><text:p>HTML: &lt;label for="checkbox_row_13" style="user-select: auto !important;"&gt;</text:p></office:annotation><office:annotation><dc:date>2018-12-27T10:51:10.325379631</dc:date><text:p>HTML: &lt;/label&gt;</text:p></office:annotation><office:annotation><dc:date>2018-12-27T10:51:10.325381930</dc:date><text:p>HTML: &lt;/th&gt;</text:p></office:annotation><office:annotation><dc:date>2018-12-27T10:51:10.325384707</dc:date><text:p>HTML: &lt;/tr&gt;</text:p></office:annotation><office:annotation><dc:date>2018-12-27T10:51:10.325392983</dc:date><text:p>HTML: &lt;tr style="text-align: left; background: rgb(223, 223, 223); user-select: auto !important;"&gt;</text:p></office:annotation><office:annotation><dc:date>2018-12-27T10:51:10.32542912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436344</dc:date><text:p>HTML: &lt;label for="checkbox_row_14" style="user-select: auto !important;"&gt;</text:p></office:annotation><office:annotation><dc:date>2018-12-27T10:51:10.325440156</dc:date><text:p>HTML: &lt;/label&gt;</text:p></office:annotation><office:annotation><dc:date>2018-12-27T10:51:10.325442892</dc:date><text:p>HTML: &lt;/th&gt;</text:p></office:annotation><office:annotation><dc:date>2018-12-27T10:51:10.325446199</dc:date><text:p>HTML: &lt;/tr&gt;</text:p></office:annotation><office:annotation><dc:date>2018-12-27T10:51:10.325453723</dc:date><text:p>HTML: &lt;tr style="text-align: left; background: rgb(255, 255, 255); user-select: auto !important;"&gt;</text:p></office:annotation><office:annotation><dc:date>2018-12-27T10:51:10.325473258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480467</dc:date><text:p>HTML: &lt;label for="checkbox_row_15" style="user-select: auto !important;"&gt;</text:p></office:annotation><office:annotation><dc:date>2018-12-27T10:51:10.325484239</dc:date><text:p>HTML: &lt;/label&gt;</text:p></office:annotation><office:annotation><dc:date>2018-12-27T10:51:10.325487112</dc:date><text:p>HTML: &lt;/th&gt;</text:p></office:annotation><office:annotation><dc:date>2018-12-27T10:51:10.325489702</dc:date><text:p>HTML: &lt;/tr&gt;</text:p></office:annotation><office:annotation><dc:date>2018-12-27T10:51:10.325497921</dc:date><text:p>HTML: &lt;tr style="text-align: left; background: rgb(223, 223, 223); user-select: auto !important;"&gt;</text:p></office:annotation><office:annotation><dc:date>2018-12-27T10:51:10.32551757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524145</dc:date><text:p>HTML: &lt;label for="checkbox_row_16" style="user-select: auto !important;"&gt;</text:p></office:annotation><office:annotation><dc:date>2018-12-27T10:51:10.325527906</dc:date><text:p>HTML: &lt;/label&gt;</text:p></office:annotation><office:annotation><dc:date>2018-12-27T10:51:10.325530719</dc:date><text:p>HTML: &lt;/th&gt;</text:p></office:annotation><office:annotation><dc:date>2018-12-27T10:51:10.325533178</dc:date><text:p>HTML: &lt;/tr&gt;</text:p></office:annotation><office:annotation><dc:date>2018-12-27T10:51:10.325544179</dc:date><text:p>HTML: &lt;tr style="text-align: left; background: -webkit-linear-gradient(top, rgb(206, 214, 223), rgb(182, 198, 215)); color: rgb(0, 0, 0); user-select: auto !important;"&gt;</text:p></office:annotation><office:annotation><dc:date>2018-12-27T10:51:10.325583100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0.325590086</dc:date><text:p>HTML: &lt;label for="checkbox_row_17" style="user-select: auto !important;"&gt;</text:p></office:annotation><office:annotation><dc:date>2018-12-27T10:51:10.325593931</dc:date><text:p>HTML: &lt;/label&gt;</text:p></office:annotation><office:annotation><dc:date>2018-12-27T10:51:10.325596647</dc:date><text:p>HTML: &lt;/th&gt;</text:p></office:annotation><office:annotation><dc:date>2018-12-27T10:51:10.325599210</dc:date><text:p>HTML: &lt;/tr&gt;</text:p></office:annotation><office:annotation><dc:date>2018-12-27T10:51:10.325602595</dc:date><text:p>HTML: &lt;/tbody&gt;</text:p></office:annotation><office:annotation><dc:date>2018-12-27T10:51:10.325605460</dc:date><text:p>HTML: &lt;/table&gt;</text:p></office:annotation><office:annotation><dc:date>2018-12-27T10:51:11.678097057</dc:date><text:p>HTML: &lt;table id="tablestructure" class="data topmargin" style="color: rgb(0, 0, 0); font-size: 12px; font-style: normal; font-variant-ligatures: normal; font-variant-caps: normal; font-weight: 400; letter-spacing: normal; orphans: 2; text-align: start; text-indent: 0px; text-transform: none; white-space: normal; widows: 2; word-spacing: 0px; -webkit-text-stroke-width: 0px; text-decoration-style: initial; text-decoration-color: initial; border-collapse: collapse; background-color: rgb(255, 255, 255); border: 0.1em solid rgb(0, 0, 0); border-spacing: 0.2em; margin: 1em 0px 12px; font-family: sans-serif; user-select: auto !important;"&gt;</text:p></office:annotation><office:annotation><dc:date>2018-12-27T10:51:11.678120270</dc:date><text:p>HTML: &lt;thead style="border-collapse: collapse; border-spacing: 0.2em; border: 0.1em solid rgb(0, 0, 0); font-weight: 900; user-select: auto !important;"&gt;</text:p></office:annotation><office:annotation><dc:date>2018-12-27T10:51:11.678125085</dc:date><text:p>HTML: &lt;/thead&gt;</text:p></office:annotation><office:annotation><dc:date>2018-12-27T10:51:11.678133504</dc:date><text:p>HTML: &lt;tbody style="user-select: auto !important;"&gt;</text:p></office:annotation><office:annotation><dc:date>2018-12-27T10:51:11.678145719</dc:date><text:p>HTML: &lt;tr style="text-align: left; background: rgb(223, 223, 223); user-select: auto !important;"&gt;</text:p></office:annotation><office:annotation><dc:date>2018-12-27T10:51:11.678176106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186568</dc:date><text:p>HTML: &lt;label for="checkbox_row_2" style="user-select: auto !important;"&gt;</text:p></office:annotation><office:annotation><dc:date>2018-12-27T10:51:11.678192656</dc:date><text:p>HTML: &lt;/label&gt;</text:p></office:annotation><office:annotation><dc:date>2018-12-27T10:51:11.678196719</dc:date><text:p>HTML: &lt;/th&gt;</text:p></office:annotation><office:annotation><dc:date>2018-12-27T10:51:11.678200894</dc:date><text:p>HTML: &lt;/tr&gt;</text:p></office:annotation><office:annotation><dc:date>2018-12-27T10:51:11.678212324</dc:date><text:p>HTML: &lt;tr style="text-align: left; background: rgb(255, 255, 255); user-select: auto !important;"&gt;</text:p></office:annotation><office:annotation><dc:date>2018-12-27T10:51:11.678242184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252010</dc:date><text:p>HTML: &lt;label for="checkbox_row_3" style="user-select: auto !important;"&gt;</text:p></office:annotation><office:annotation><dc:date>2018-12-27T10:51:11.678257568</dc:date><text:p>HTML: &lt;/label&gt;</text:p></office:annotation><office:annotation><dc:date>2018-12-27T10:51:11.678262217</dc:date><text:p>HTML: &lt;/th&gt;</text:p></office:annotation><office:annotation><dc:date>2018-12-27T10:51:11.678265803</dc:date><text:p>HTML: &lt;/tr&gt;</text:p></office:annotation><office:annotation><dc:date>2018-12-27T10:51:11.678277373</dc:date><text:p>HTML: &lt;tr style="text-align: left; background: rgb(223, 223, 223); user-select: auto !important;"&gt;</text:p></office:annotation><office:annotation><dc:date>2018-12-27T10:51:11.678307580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316875</dc:date><text:p>HTML: &lt;label for="checkbox_row_4" style="user-select: auto !important;"&gt;</text:p></office:annotation><office:annotation><dc:date>2018-12-27T10:51:11.678322910</dc:date><text:p>HTML: &lt;/label&gt;</text:p></office:annotation><office:annotation><dc:date>2018-12-27T10:51:11.678326827</dc:date><text:p>HTML: &lt;/th&gt;</text:p></office:annotation><office:annotation><dc:date>2018-12-27T10:51:11.678330512</dc:date><text:p>HTML: &lt;/tr&gt;</text:p></office:annotation><office:annotation><dc:date>2018-12-27T10:51:11.678341893</dc:date><text:p>HTML: &lt;tr style="text-align: left; background: rgb(255, 255, 255); user-select: auto !important;"&gt;</text:p></office:annotation><office:annotation><dc:date>2018-12-27T10:51:11.67837154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381238</dc:date><text:p>HTML: &lt;label for="checkbox_row_5" style="user-select: auto !important;"&gt;</text:p></office:annotation><office:annotation><dc:date>2018-12-27T10:51:11.678386635</dc:date><text:p>HTML: &lt;/label&gt;</text:p></office:annotation><office:annotation><dc:date>2018-12-27T10:51:11.678390311</dc:date><text:p>HTML: &lt;/th&gt;</text:p></office:annotation><office:annotation><dc:date>2018-12-27T10:51:11.678394899</dc:date><text:p>HTML: &lt;/tr&gt;</text:p></office:annotation><office:annotation><dc:date>2018-12-27T10:51:11.678406343</dc:date><text:p>HTML: &lt;tr style="text-align: left; background: rgb(223, 223, 223); user-select: auto !important;"&gt;</text:p></office:annotation><office:annotation><dc:date>2018-12-27T10:51:11.678435928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445241</dc:date><text:p>HTML: &lt;label for="checkbox_row_6" style="user-select: auto !important;"&gt;</text:p></office:annotation><office:annotation><dc:date>2018-12-27T10:51:11.678451932</dc:date><text:p>HTML: &lt;/label&gt;</text:p></office:annotation><office:annotation><dc:date>2018-12-27T10:51:11.678455573</dc:date><text:p>HTML: &lt;/th&gt;</text:p></office:annotation><office:annotation><dc:date>2018-12-27T10:51:11.678459125</dc:date><text:p>HTML: &lt;/tr&gt;</text:p></office:annotation><office:annotation><dc:date>2018-12-27T10:51:11.678469973</dc:date><text:p>HTML: &lt;tr style="text-align: left; background: rgb(255, 255, 255); user-select: auto !important;"&gt;</text:p></office:annotation><office:annotation><dc:date>2018-12-27T10:51:11.678499598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508653</dc:date><text:p>HTML: &lt;label for="checkbox_row_7" style="user-select: auto !important;"&gt;</text:p></office:annotation><office:annotation><dc:date>2018-12-27T10:51:11.678514227</dc:date><text:p>HTML: &lt;/label&gt;</text:p></office:annotation><office:annotation><dc:date>2018-12-27T10:51:11.678517709</dc:date><text:p>HTML: &lt;/th&gt;</text:p></office:annotation><office:annotation><dc:date>2018-12-27T10:51:11.678521185</dc:date><text:p>HTML: &lt;/tr&gt;</text:p></office:annotation><office:annotation><dc:date>2018-12-27T10:51:11.678533186</dc:date><text:p>HTML: &lt;tr style="text-align: left; background: rgb(223, 223, 223); user-select: auto !important;"&gt;</text:p></office:annotation><office:annotation><dc:date>2018-12-27T10:51:11.678563353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572563</dc:date><text:p>HTML: &lt;label for="checkbox_row_8" style="user-select: auto !important;"&gt;</text:p></office:annotation><office:annotation><dc:date>2018-12-27T10:51:11.678577929</dc:date><text:p>HTML: &lt;/label&gt;</text:p></office:annotation><office:annotation><dc:date>2018-12-27T10:51:11.678581480</dc:date><text:p>HTML: &lt;/th&gt;</text:p></office:annotation><office:annotation><dc:date>2018-12-27T10:51:11.678585024</dc:date><text:p>HTML: &lt;/tr&gt;</text:p></office:annotation><office:annotation><dc:date>2018-12-27T10:51:11.678598787</dc:date><text:p>HTML: &lt;tr class="marked" style="text-align: left; background: rgb(255, 255, 255); color: rgb(0, 0, 0); user-select: auto !important;"&gt;</text:p></office:annotation><office:annotation><dc:date>2018-12-27T10:51:11.678632262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641447</dc:date><text:p>HTML: &lt;label for="checkbox_row_9" style="user-select: auto !important;"&gt;</text:p></office:annotation><office:annotation><dc:date>2018-12-27T10:51:11.678646623</dc:date><text:p>HTML: &lt;/label&gt;</text:p></office:annotation><office:annotation><dc:date>2018-12-27T10:51:11.678650343</dc:date><text:p>HTML: &lt;/th&gt;</text:p></office:annotation><office:annotation><dc:date>2018-12-27T10:51:11.678653823</dc:date><text:p>HTML: &lt;/tr&gt;</text:p></office:annotation><office:annotation><dc:date>2018-12-27T10:51:11.678668873</dc:date><text:p>HTML: &lt;tr class="marked" style="text-align: left; background: rgb(223, 223, 223); color: rgb(0, 0, 0); user-select: auto !important;"&gt;</text:p></office:annotation><office:annotation><dc:date>2018-12-27T10:51:11.678702993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712558</dc:date><text:p>HTML: &lt;label for="checkbox_row_10" style="user-select: auto !important;"&gt;</text:p></office:annotation><office:annotation><dc:date>2018-12-27T10:51:11.678717940</dc:date><text:p>HTML: &lt;/label&gt;</text:p></office:annotation><office:annotation><dc:date>2018-12-27T10:51:11.678721498</dc:date><text:p>HTML: &lt;/th&gt;</text:p></office:annotation><office:annotation><dc:date>2018-12-27T10:51:11.678725046</dc:date><text:p>HTML: &lt;/tr&gt;</text:p></office:annotation><office:annotation><dc:date>2018-12-27T10:51:11.678736027</dc:date><text:p>HTML: &lt;tr style="text-align: left; background: rgb(255, 255, 255); user-select: auto !important;"&gt;</text:p></office:annotation><office:annotation><dc:date>2018-12-27T10:51:11.678765795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775146</dc:date><text:p>HTML: &lt;label for="checkbox_row_11" style="user-select: auto !important;"&gt;</text:p></office:annotation><office:annotation><dc:date>2018-12-27T10:51:11.678780664</dc:date><text:p>HTML: &lt;/label&gt;</text:p></office:annotation><office:annotation><dc:date>2018-12-27T10:51:11.678784152</dc:date><text:p>HTML: &lt;/th&gt;</text:p></office:annotation><office:annotation><dc:date>2018-12-27T10:51:11.678787654</dc:date><text:p>HTML: &lt;/tr&gt;</text:p></office:annotation><office:annotation><dc:date>2018-12-27T10:51:11.678799760</dc:date><text:p>HTML: &lt;tr style="text-align: left; background: rgb(223, 223, 223); user-select: auto !important;"&gt;</text:p></office:annotation><office:annotation><dc:date>2018-12-27T10:51:11.678829749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839137</dc:date><text:p>HTML: &lt;label for="checkbox_row_12" style="user-select: auto !important;"&gt;</text:p></office:annotation><office:annotation><dc:date>2018-12-27T10:51:11.678845453</dc:date><text:p>HTML: &lt;/label&gt;</text:p></office:annotation><office:annotation><dc:date>2018-12-27T10:51:11.678849125</dc:date><text:p>HTML: &lt;/th&gt;</text:p></office:annotation><office:annotation><dc:date>2018-12-27T10:51:11.678852968</dc:date><text:p>HTML: &lt;/tr&gt;</text:p></office:annotation><office:annotation><dc:date>2018-12-27T10:51:11.678864117</dc:date><text:p>HTML: &lt;tr style="text-align: left; background: rgb(255, 255, 255); user-select: auto !important;"&gt;</text:p></office:annotation><office:annotation><dc:date>2018-12-27T10:51:11.678893297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903059</dc:date><text:p>HTML: &lt;label for="checkbox_row_13" style="user-select: auto !important;"&gt;</text:p></office:annotation><office:annotation><dc:date>2018-12-27T10:51:11.678908724</dc:date><text:p>HTML: &lt;/label&gt;</text:p></office:annotation><office:annotation><dc:date>2018-12-27T10:51:11.678912254</dc:date><text:p>HTML: &lt;/th&gt;</text:p></office:annotation><office:annotation><dc:date>2018-12-27T10:51:11.678915838</dc:date><text:p>HTML: &lt;/tr&gt;</text:p></office:annotation><office:annotation><dc:date>2018-12-27T10:51:11.678927701</dc:date><text:p>HTML: &lt;tr style="text-align: left; background: rgb(223, 223, 223); user-select: auto !important;"&gt;</text:p></office:annotation><office:annotation><dc:date>2018-12-27T10:51:11.678957627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8967140</dc:date><text:p>HTML: &lt;label for="checkbox_row_14" style="user-select: auto !important;"&gt;</text:p></office:annotation><office:annotation><dc:date>2018-12-27T10:51:11.678972434</dc:date><text:p>HTML: &lt;/label&gt;</text:p></office:annotation><office:annotation><dc:date>2018-12-27T10:51:11.678975960</dc:date><text:p>HTML: &lt;/th&gt;</text:p></office:annotation><office:annotation><dc:date>2018-12-27T10:51:11.678979412</dc:date><text:p>HTML: &lt;/tr&gt;</text:p></office:annotation><office:annotation><dc:date>2018-12-27T10:51:11.678990142</dc:date><text:p>HTML: &lt;tr style="text-align: left; background: rgb(255, 255, 255); user-select: auto !important;"&gt;</text:p></office:annotation><office:annotation><dc:date>2018-12-27T10:51:11.679019455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9028856</dc:date><text:p>HTML: &lt;label for="checkbox_row_15" style="user-select: auto !important;"&gt;</text:p></office:annotation><office:annotation><dc:date>2018-12-27T10:51:11.679034178</dc:date><text:p>HTML: &lt;/label&gt;</text:p></office:annotation><office:annotation><dc:date>2018-12-27T10:51:11.679037668</dc:date><text:p>HTML: &lt;/th&gt;</text:p></office:annotation><office:annotation><dc:date>2018-12-27T10:51:11.679041082</dc:date><text:p>HTML: &lt;/tr&gt;</text:p></office:annotation><office:annotation><dc:date>2018-12-27T10:51:11.679052802</dc:date><text:p>HTML: &lt;tr style="text-align: left; background: rgb(223, 223, 223); user-select: auto !important;"&gt;</text:p></office:annotation><office:annotation><dc:date>2018-12-27T10:51:11.679082425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9091985</dc:date><text:p>HTML: &lt;label for="checkbox_row_16" style="user-select: auto !important;"&gt;</text:p></office:annotation><office:annotation><dc:date>2018-12-27T10:51:11.679097309</dc:date><text:p>HTML: &lt;/label&gt;</text:p></office:annotation><office:annotation><dc:date>2018-12-27T10:51:11.679101005</dc:date><text:p>HTML: &lt;/th&gt;</text:p></office:annotation><office:annotation><dc:date>2018-12-27T10:51:11.679104445</dc:date><text:p>HTML: &lt;/tr&gt;</text:p></office:annotation><office:annotation><dc:date>2018-12-27T10:51:11.679120977</dc:date><text:p>HTML: &lt;tr style="text-align: left; background: -webkit-linear-gradient(top, rgb(206, 214, 223), rgb(182, 198, 215)); color: rgb(0, 0, 0); user-select: auto !important;"&gt;</text:p></office:annotation><office:annotation><dc:date>2018-12-27T10:51:11.679154420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51:11.679163545</dc:date><text:p>HTML: &lt;label for="checkbox_row_17" style="user-select: auto !important;"&gt;</text:p></office:annotation><office:annotation><dc:date>2018-12-27T10:51:11.679169382</dc:date><text:p>HTML: &lt;/label&gt;</text:p></office:annotation><office:annotation><dc:date>2018-12-27T10:51:11.679173036</dc:date><text:p>HTML: &lt;/th&gt;</text:p></office:annotation><office:annotation><dc:date>2018-12-27T10:51:11.679176586</dc:date><text:p>HTML: &lt;/tr&gt;</text:p></office:annotation><office:annotation><dc:date>2018-12-27T10:51:11.679181259</dc:date><text:p>HTML: &lt;/tbody&gt;</text:p></office:annotation><office:annotation><dc:date>2018-12-27T10:51:11.679184857</dc:date><text:p>HTML: &lt;/table&gt;</text:p></office:annotation><office:annotation><dc:date>2018-12-27T10:49:47.521510062</dc:date><text:p>HTML: &lt;/label&gt;</text:p></office:annotation><office:annotation><dc:date>2018-12-27T10:49:47.521523301</dc:date><text:p>HTML: &lt;/th&gt;</text:p></office:annotation><office:annotation><dc:date>2018-12-27T10:49:47.521528421</dc:date><text:p>HTML: &lt;/tr&gt;</text:p></office:annotation><office:annotation><dc:date>2018-12-27T10:49:47.521548286</dc:date><text:p>HTML: &lt;tr style="text-align: left; background: rgb(223, 223, 223); user-select: auto !important;"&gt;</text:p></office:annotation><office:annotation><dc:date>2018-12-27T10:49:47.521589918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1603024</dc:date><text:p>HTML: &lt;label for="checkbox_row_2" style="user-select: auto !important;"&gt;</text:p></office:annotation><office:annotation><dc:date>2018-12-27T10:49:47.521610699</dc:date><text:p>HTML: &lt;/label&gt;</text:p></office:annotation><office:annotation><dc:date>2018-12-27T10:49:47.521615739</dc:date><text:p>HTML: &lt;/th&gt;</text:p></office:annotation><office:annotation><dc:date>2018-12-27T10:49:47.521621220</dc:date><text:p>HTML: &lt;/tr&gt;</text:p></office:annotation><office:annotation><dc:date>2018-12-27T10:49:47.521636952</dc:date><text:p>HTML: &lt;tr style="text-align: left; background: rgb(255, 255, 255); user-select: auto !important;"&gt;</text:p></office:annotation><office:annotation><dc:date>2018-12-27T10:49:47.52167637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1688924</dc:date><text:p>HTML: &lt;label for="checkbox_row_3" style="user-select: auto !important;"&gt;</text:p></office:annotation><office:annotation><dc:date>2018-12-27T10:49:47.521696298</dc:date><text:p>HTML: &lt;/label&gt;</text:p></office:annotation><office:annotation><dc:date>2018-12-27T10:49:47.521701284</dc:date><text:p>HTML: &lt;/th&gt;</text:p></office:annotation><office:annotation><dc:date>2018-12-27T10:49:47.521705935</dc:date><text:p>HTML: &lt;/tr&gt;</text:p></office:annotation><office:annotation><dc:date>2018-12-27T10:49:47.521720499</dc:date><text:p>HTML: &lt;tr style="text-align: left; background: rgb(223, 223, 223); user-select: auto !important;"&gt;</text:p></office:annotation><office:annotation><dc:date>2018-12-27T10:49:47.52175934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1771079</dc:date><text:p>HTML: &lt;label for="checkbox_row_4" style="user-select: auto !important;"&gt;</text:p></office:annotation><office:annotation><dc:date>2018-12-27T10:49:47.521777968</dc:date><text:p>HTML: &lt;/label&gt;</text:p></office:annotation><office:annotation><dc:date>2018-12-27T10:49:47.521782631</dc:date><text:p>HTML: &lt;/th&gt;</text:p></office:annotation><office:annotation><dc:date>2018-12-27T10:49:47.521787196</dc:date><text:p>HTML: &lt;/tr&gt;</text:p></office:annotation><office:annotation><dc:date>2018-12-27T10:49:47.521802152</dc:date><text:p>HTML: &lt;tr style="text-align: left; background: rgb(255, 255, 255); user-select: auto !important;"&gt;</text:p></office:annotation><office:annotation><dc:date>2018-12-27T10:49:47.521841121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1852913</dc:date><text:p>HTML: &lt;label for="checkbox_row_5" style="user-select: auto !important;"&gt;</text:p></office:annotation><office:annotation><dc:date>2018-12-27T10:49:47.521859659</dc:date><text:p>HTML: &lt;/label&gt;</text:p></office:annotation><office:annotation><dc:date>2018-12-27T10:49:47.521864411</dc:date><text:p>HTML: &lt;/th&gt;</text:p></office:annotation><office:annotation><dc:date>2018-12-27T10:49:47.521868944</dc:date><text:p>HTML: &lt;/tr&gt;</text:p></office:annotation><office:annotation><dc:date>2018-12-27T10:49:47.521883001</dc:date><text:p>HTML: &lt;tr style="text-align: left; background: rgb(223, 223, 223); user-select: auto !important;"&gt;</text:p></office:annotation><office:annotation><dc:date>2018-12-27T10:49:47.521921505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1933094</dc:date><text:p>HTML: &lt;label for="checkbox_row_6" style="user-select: auto !important;"&gt;</text:p></office:annotation><office:annotation><dc:date>2018-12-27T10:49:47.521940402</dc:date><text:p>HTML: &lt;/label&gt;</text:p></office:annotation><office:annotation><dc:date>2018-12-27T10:49:47.521945304</dc:date><text:p>HTML: &lt;/th&gt;</text:p></office:annotation><office:annotation><dc:date>2018-12-27T10:49:47.521949872</dc:date><text:p>HTML: &lt;/tr&gt;</text:p></office:annotation><office:annotation><dc:date>2018-12-27T10:49:47.521965066</dc:date><text:p>HTML: &lt;tr style="text-align: left; background: rgb(255, 255, 255); user-select: auto !important;"&gt;</text:p></office:annotation><office:annotation><dc:date>2018-12-27T10:49:47.52200400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015793</dc:date><text:p>HTML: &lt;label for="checkbox_row_7" style="user-select: auto !important;"&gt;</text:p></office:annotation><office:annotation><dc:date>2018-12-27T10:49:47.522022963</dc:date><text:p>HTML: &lt;/label&gt;</text:p></office:annotation><office:annotation><dc:date>2018-12-27T10:49:47.522027663</dc:date><text:p>HTML: &lt;/th&gt;</text:p></office:annotation><office:annotation><dc:date>2018-12-27T10:49:47.522032408</dc:date><text:p>HTML: &lt;/tr&gt;</text:p></office:annotation><office:annotation><dc:date>2018-12-27T10:49:47.522046517</dc:date><text:p>HTML: &lt;tr style="text-align: left; background: rgb(223, 223, 223); user-select: auto !important;"&gt;</text:p></office:annotation><office:annotation><dc:date>2018-12-27T10:49:47.522084766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096298</dc:date><text:p>HTML: &lt;label for="checkbox_row_8" style="user-select: auto !important;"&gt;</text:p></office:annotation><office:annotation><dc:date>2018-12-27T10:49:47.522103053</dc:date><text:p>HTML: &lt;/label&gt;</text:p></office:annotation><office:annotation><dc:date>2018-12-27T10:49:47.522107749</dc:date><text:p>HTML: &lt;/th&gt;</text:p></office:annotation><office:annotation><dc:date>2018-12-27T10:49:47.522112263</dc:date><text:p>HTML: &lt;/tr&gt;</text:p></office:annotation><office:annotation><dc:date>2018-12-27T10:49:47.522127153</dc:date><text:p>HTML: &lt;tr style="text-align: left; background: rgb(255, 255, 255); user-select: auto !important;"&gt;</text:p></office:annotation><office:annotation><dc:date>2018-12-27T10:49:47.522165979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177725</dc:date><text:p>HTML: &lt;label for="checkbox_row_9" style="user-select: auto !important;"&gt;</text:p></office:annotation><office:annotation><dc:date>2018-12-27T10:49:47.522184328</dc:date><text:p>HTML: &lt;/label&gt;</text:p></office:annotation><office:annotation><dc:date>2018-12-27T10:49:47.522188970</dc:date><text:p>HTML: &lt;/th&gt;</text:p></office:annotation><office:annotation><dc:date>2018-12-27T10:49:47.522193444</dc:date><text:p>HTML: &lt;/tr&gt;</text:p></office:annotation><office:annotation><dc:date>2018-12-27T10:49:47.522211479</dc:date><text:p>HTML: &lt;tr class="marked" style="text-align: left; background: rgb(223, 223, 223); color: rgb(0, 0, 0); user-select: auto !important;"&gt;</text:p></office:annotation><office:annotation><dc:date>2018-12-27T10:49:47.522255060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268141</dc:date><text:p>HTML: &lt;label for="checkbox_row_10" style="user-select: auto !important;"&gt;</text:p></office:annotation><office:annotation><dc:date>2018-12-27T10:49:47.522275091</dc:date><text:p>HTML: &lt;/label&gt;</text:p></office:annotation><office:annotation><dc:date>2018-12-27T10:49:47.522279765</dc:date><text:p>HTML: &lt;/th&gt;</text:p></office:annotation><office:annotation><dc:date>2018-12-27T10:49:47.522284252</dc:date><text:p>HTML: &lt;/tr&gt;</text:p></office:annotation><office:annotation><dc:date>2018-12-27T10:49:47.522300277</dc:date><text:p>HTML: &lt;tr style="text-align: left; background: rgb(255, 255, 255); user-select: auto !important;"&gt;</text:p></office:annotation><office:annotation><dc:date>2018-12-27T10:49:47.522338810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350682</dc:date><text:p>HTML: &lt;label for="checkbox_row_11" style="user-select: auto !important;"&gt;</text:p></office:annotation><office:annotation><dc:date>2018-12-27T10:49:47.522357612</dc:date><text:p>HTML: &lt;/label&gt;</text:p></office:annotation><office:annotation><dc:date>2018-12-27T10:49:47.522362277</dc:date><text:p>HTML: &lt;/th&gt;</text:p></office:annotation><office:annotation><dc:date>2018-12-27T10:49:47.522366842</dc:date><text:p>HTML: &lt;/tr&gt;</text:p></office:annotation><office:annotation><dc:date>2018-12-27T10:49:47.522381251</dc:date><text:p>HTML: &lt;tr style="text-align: left; background: rgb(223, 223, 223); user-select: auto !important;"&gt;</text:p></office:annotation><office:annotation><dc:date>2018-12-27T10:49:47.522420523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432195</dc:date><text:p>HTML: &lt;label for="checkbox_row_12" style="user-select: auto !important;"&gt;</text:p></office:annotation><office:annotation><dc:date>2018-12-27T10:49:47.522439423</dc:date><text:p>HTML: &lt;/label&gt;</text:p></office:annotation><office:annotation><dc:date>2018-12-27T10:49:47.522444014</dc:date><text:p>HTML: &lt;/th&gt;</text:p></office:annotation><office:annotation><dc:date>2018-12-27T10:49:47.522448561</dc:date><text:p>HTML: &lt;/tr&gt;</text:p></office:annotation><office:annotation><dc:date>2018-12-27T10:49:47.522463887</dc:date><text:p>HTML: &lt;tr style="text-align: left; background: rgb(255, 255, 255); user-select: auto !important;"&gt;</text:p></office:annotation><office:annotation><dc:date>2018-12-27T10:49:47.522503041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514934</dc:date><text:p>HTML: &lt;label for="checkbox_row_13" style="user-select: auto !important;"&gt;</text:p></office:annotation><office:annotation><dc:date>2018-12-27T10:49:47.522522073</dc:date><text:p>HTML: &lt;/label&gt;</text:p></office:annotation><office:annotation><dc:date>2018-12-27T10:49:47.522526657</dc:date><text:p>HTML: &lt;/th&gt;</text:p></office:annotation><office:annotation><dc:date>2018-12-27T10:49:47.522531231</dc:date><text:p>HTML: &lt;/tr&gt;</text:p></office:annotation><office:annotation><dc:date>2018-12-27T10:49:47.522545753</dc:date><text:p>HTML: &lt;tr style="text-align: left; background: rgb(223, 223, 223); user-select: auto !important;"&gt;</text:p></office:annotation><office:annotation><dc:date>2018-12-27T10:49:47.522583719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595431</dc:date><text:p>HTML: &lt;label for="checkbox_row_14" style="user-select: auto !important;"&gt;</text:p></office:annotation><office:annotation><dc:date>2018-12-27T10:49:47.522602249</dc:date><text:p>HTML: &lt;/label&gt;</text:p></office:annotation><office:annotation><dc:date>2018-12-27T10:49:47.522606922</dc:date><text:p>HTML: &lt;/th&gt;</text:p></office:annotation><office:annotation><dc:date>2018-12-27T10:49:47.522611447</dc:date><text:p>HTML: &lt;/tr&gt;</text:p></office:annotation><office:annotation><dc:date>2018-12-27T10:49:47.522626982</dc:date><text:p>HTML: &lt;tr style="text-align: left; background: rgb(255, 255, 255); user-select: auto !important;"&gt;</text:p></office:annotation><office:annotation><dc:date>2018-12-27T10:49:47.522665830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677585</dc:date><text:p>HTML: &lt;label for="checkbox_row_15" style="user-select: auto !important;"&gt;</text:p></office:annotation><office:annotation><dc:date>2018-12-27T10:49:47.522684349</dc:date><text:p>HTML: &lt;/label&gt;</text:p></office:annotation><office:annotation><dc:date>2018-12-27T10:49:47.522688965</dc:date><text:p>HTML: &lt;/th&gt;</text:p></office:annotation><office:annotation><dc:date>2018-12-27T10:49:47.522693518</dc:date><text:p>HTML: &lt;/tr&gt;</text:p></office:annotation><office:annotation><dc:date>2018-12-27T10:49:47.522708054</dc:date><text:p>HTML: &lt;tr style="text-align: left; background: rgb(223, 223, 223); user-select: auto !important;"&gt;</text:p></office:annotation><office:annotation><dc:date>2018-12-27T10:49:47.522746086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757724</dc:date><text:p>HTML: &lt;label for="checkbox_row_16" style="user-select: auto !important;"&gt;</text:p></office:annotation><office:annotation><dc:date>2018-12-27T10:49:47.522764318</dc:date><text:p>HTML: &lt;/label&gt;</text:p></office:annotation><office:annotation><dc:date>2018-12-27T10:49:47.522768938</dc:date><text:p>HTML: &lt;/th&gt;</text:p></office:annotation><office:annotation><dc:date>2018-12-27T10:49:47.522773517</dc:date><text:p>HTML: &lt;/tr&gt;</text:p></office:annotation><office:annotation><dc:date>2018-12-27T10:49:47.522788997</dc:date><text:p>HTML: &lt;tr style="text-align: left; background: rgb(255, 255, 255); user-select: auto !important;"&gt;</text:p></office:annotation><office:annotation><dc:date>2018-12-27T10:49:47.522828097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9:47.522839981</dc:date><text:p>HTML: &lt;label for="checkbox_row_17" style="user-select: auto !important;"&gt;</text:p></office:annotation><office:annotation><dc:date>2018-12-27T10:46:54.946657519</dc:date><text:p>HTML: &lt;table id="tablestructure" class="data topmargin" style="color: rgb(0, 0, 0); font-size: 12px; font-style: normal; font-variant-ligatures: normal; font-variant-caps: normal; font-weight: 400; letter-spacing: normal; orphans: 2; text-align: start; text-indent: 0px; text-transform: none; white-space: normal; widows: 2; word-spacing: 0px; -webkit-text-stroke-width: 0px; text-decoration-style: initial; text-decoration-color: initial; border-collapse: collapse; background-color: rgb(255, 255, 255); border: 0.1em solid rgb(0, 0, 0); border-spacing: 0.2em; margin: 1em 0px 12px; font-family: sans-serif; user-select: auto !important;"&gt;</text:p></office:annotation><office:annotation><dc:date>2018-12-27T10:46:54.946676663</dc:date><text:p>HTML: &lt;thead style="border-collapse: collapse; border-spacing: 0.2em; border: 0.1em solid rgb(0, 0, 0); font-weight: 900; user-select: auto !important;"&gt;</text:p></office:annotation><office:annotation><dc:date>2018-12-27T10:46:54.946679914</dc:date><text:p>HTML: &lt;/thead&gt;</text:p></office:annotation><office:annotation><dc:date>2018-12-27T10:46:54.946686219</dc:date><text:p>HTML: &lt;tbody style="user-select: auto !important;"&gt;</text:p></office:annotation><office:annotation><dc:date>2018-12-27T10:46:54.946693236</dc:date><text:p>HTML: &lt;tr style="text-align: left; background: rgb(255, 255, 255); user-select: auto !important;"&gt;</text:p></office:annotation><office:annotation><dc:date>2018-12-27T10:46:54.94671150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4.946718690</dc:date><text:p>HTML: &lt;label for="checkbox_row_1" style="user-select: auto !important;"&gt;</text:p></office:annotation><office:annotation><dc:date>2018-12-27T10:46:55.060067020</dc:date><text:p>HTML: &lt;/label&gt;</text:p></office:annotation><office:annotation><dc:date>2018-12-27T10:46:55.060077840</dc:date><text:p>HTML: &lt;/th&gt;</text:p></office:annotation><office:annotation><dc:date>2018-12-27T10:46:55.060083014</dc:date><text:p>HTML: &lt;/tr&gt;</text:p></office:annotation><office:annotation><dc:date>2018-12-27T10:46:55.060098577</dc:date><text:p>HTML: &lt;tr style="text-align: left; background: rgb(223, 223, 223); user-select: auto !important;"&gt;</text:p></office:annotation><office:annotation><dc:date>2018-12-27T10:46:55.06012782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138590</dc:date><text:p>HTML: &lt;label for="checkbox_row_2" style="user-select: auto !important;"&gt;</text:p></office:annotation><office:annotation><dc:date>2018-12-27T10:46:55.060145359</dc:date><text:p>HTML: &lt;/label&gt;</text:p></office:annotation><office:annotation><dc:date>2018-12-27T10:46:55.060149675</dc:date><text:p>HTML: &lt;/th&gt;</text:p></office:annotation><office:annotation><dc:date>2018-12-27T10:46:55.060153774</dc:date><text:p>HTML: &lt;/tr&gt;</text:p></office:annotation><office:annotation><dc:date>2018-12-27T10:46:55.060165022</dc:date><text:p>HTML: &lt;tr style="text-align: left; background: rgb(255, 255, 255); user-select: auto !important;"&gt;</text:p></office:annotation><office:annotation><dc:date>2018-12-27T10:46:55.060193328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202384</dc:date><text:p>HTML: &lt;label for="checkbox_row_3" style="user-select: auto !important;"&gt;</text:p></office:annotation><office:annotation><dc:date>2018-12-27T10:46:55.060207931</dc:date><text:p>HTML: &lt;/label&gt;</text:p></office:annotation><office:annotation><dc:date>2018-12-27T10:46:55.060211699</dc:date><text:p>HTML: &lt;/th&gt;</text:p></office:annotation><office:annotation><dc:date>2018-12-27T10:46:55.060215386</dc:date><text:p>HTML: &lt;/tr&gt;</text:p></office:annotation><office:annotation><dc:date>2018-12-27T10:46:55.060226561</dc:date><text:p>HTML: &lt;tr style="text-align: left; background: rgb(223, 223, 223); user-select: auto !important;"&gt;</text:p></office:annotation><office:annotation><dc:date>2018-12-27T10:46:55.060254532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263675</dc:date><text:p>HTML: &lt;label for="checkbox_row_4" style="user-select: auto !important;"&gt;</text:p></office:annotation><office:annotation><dc:date>2018-12-27T10:46:55.060269273</dc:date><text:p>HTML: &lt;/label&gt;</text:p></office:annotation><office:annotation><dc:date>2018-12-27T10:46:55.060273088</dc:date><text:p>HTML: &lt;/th&gt;</text:p></office:annotation><office:annotation><dc:date>2018-12-27T10:46:55.060277133</dc:date><text:p>HTML: &lt;/tr&gt;</text:p></office:annotation><office:annotation><dc:date>2018-12-27T10:46:55.060288459</dc:date><text:p>HTML: &lt;tr style="text-align: left; background: rgb(255, 255, 255); user-select: auto !important;"&gt;</text:p></office:annotation><office:annotation><dc:date>2018-12-27T10:46:55.060316504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325447</dc:date><text:p>HTML: &lt;label for="checkbox_row_5" style="user-select: auto !important;"&gt;</text:p></office:annotation><office:annotation><dc:date>2018-12-27T10:46:55.060330648</dc:date><text:p>HTML: &lt;/label&gt;</text:p></office:annotation><office:annotation><dc:date>2018-12-27T10:46:55.060334545</dc:date><text:p>HTML: &lt;/th&gt;</text:p></office:annotation><office:annotation><dc:date>2018-12-27T10:46:55.060338133</dc:date><text:p>HTML: &lt;/tr&gt;</text:p></office:annotation><office:annotation><dc:date>2018-12-27T10:46:55.060349381</dc:date><text:p>HTML: &lt;tr style="text-align: left; background: rgb(223, 223, 223); user-select: auto !important;"&gt;</text:p></office:annotation><office:annotation><dc:date>2018-12-27T10:46:55.060377589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386513</dc:date><text:p>HTML: &lt;label for="checkbox_row_6" style="user-select: auto !important;"&gt;</text:p></office:annotation><office:annotation><dc:date>2018-12-27T10:46:55.060392300</dc:date><text:p>HTML: &lt;/label&gt;</text:p></office:annotation><office:annotation><dc:date>2018-12-27T10:46:55.060395962</dc:date><text:p>HTML: &lt;/th&gt;</text:p></office:annotation><office:annotation><dc:date>2018-12-27T10:46:55.060400406</dc:date><text:p>HTML: &lt;/tr&gt;</text:p></office:annotation><office:annotation><dc:date>2018-12-27T10:46:55.060411521</dc:date><text:p>HTML: &lt;tr style="text-align: left; background: rgb(255, 255, 255); user-select: auto !important;"&gt;</text:p></office:annotation><office:annotation><dc:date>2018-12-27T10:46:55.06043982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448780</dc:date><text:p>HTML: &lt;label for="checkbox_row_7" style="user-select: auto !important;"&gt;</text:p></office:annotation><office:annotation><dc:date>2018-12-27T10:46:55.060454384</dc:date><text:p>HTML: &lt;/label&gt;</text:p></office:annotation><office:annotation><dc:date>2018-12-27T10:46:55.060458778</dc:date><text:p>HTML: &lt;/th&gt;</text:p></office:annotation><office:annotation><dc:date>2018-12-27T10:46:55.060462513</dc:date><text:p>HTML: &lt;/tr&gt;</text:p></office:annotation><office:annotation><dc:date>2018-12-27T10:46:55.060473572</dc:date><text:p>HTML: &lt;tr style="text-align: left; background: rgb(223, 223, 223); user-select: auto !important;"&gt;</text:p></office:annotation><office:annotation><dc:date>2018-12-27T10:46:55.060501844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510744</dc:date><text:p>HTML: &lt;label for="checkbox_row_8" style="user-select: auto !important;"&gt;</text:p></office:annotation><office:annotation><dc:date>2018-12-27T10:46:55.060515912</dc:date><text:p>HTML: &lt;/label&gt;</text:p></office:annotation><office:annotation><dc:date>2018-12-27T10:46:55.060519624</dc:date><text:p>HTML: &lt;/th&gt;</text:p></office:annotation><office:annotation><dc:date>2018-12-27T10:46:55.060523220</dc:date><text:p>HTML: &lt;/tr&gt;</text:p></office:annotation><office:annotation><dc:date>2018-12-27T10:46:55.060534279</dc:date><text:p>HTML: &lt;tr style="text-align: left; background: rgb(255, 255, 255); user-select: auto !important;"&gt;</text:p></office:annotation><office:annotation><dc:date>2018-12-27T10:46:55.060562644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571502</dc:date><text:p>HTML: &lt;label for="checkbox_row_9" style="user-select: auto !important;"&gt;</text:p></office:annotation><office:annotation><dc:date>2018-12-27T10:46:55.060576545</dc:date><text:p>HTML: &lt;/label&gt;</text:p></office:annotation><office:annotation><dc:date>2018-12-27T10:46:55.060580173</dc:date><text:p>HTML: &lt;/th&gt;</text:p></office:annotation><office:annotation><dc:date>2018-12-27T10:46:55.060583773</dc:date><text:p>HTML: &lt;/tr&gt;</text:p></office:annotation><office:annotation><dc:date>2018-12-27T10:46:55.060594812</dc:date><text:p>HTML: &lt;tr style="text-align: left; background: rgb(223, 223, 223); user-select: auto !important;"&gt;</text:p></office:annotation><office:annotation><dc:date>2018-12-27T10:46:55.060623094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632141</dc:date><text:p>HTML: &lt;label for="checkbox_row_10" style="user-select: auto !important;"&gt;</text:p></office:annotation><office:annotation><dc:date>2018-12-27T10:46:55.060637687</dc:date><text:p>HTML: &lt;/label&gt;</text:p></office:annotation><office:annotation><dc:date>2018-12-27T10:46:55.060641468</dc:date><text:p>HTML: &lt;/th&gt;</text:p></office:annotation><office:annotation><dc:date>2018-12-27T10:46:55.060645008</dc:date><text:p>HTML: &lt;/tr&gt;</text:p></office:annotation><office:annotation><dc:date>2018-12-27T10:46:55.060656777</dc:date><text:p>HTML: &lt;tr style="text-align: left; background: rgb(255, 255, 255); user-select: auto !important;"&gt;</text:p></office:annotation><office:annotation><dc:date>2018-12-27T10:46:55.060685119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694139</dc:date><text:p>HTML: &lt;label for="checkbox_row_11" style="user-select: auto !important;"&gt;</text:p></office:annotation><office:annotation><dc:date>2018-12-27T10:46:55.060699569</dc:date><text:p>HTML: &lt;/label&gt;</text:p></office:annotation><office:annotation><dc:date>2018-12-27T10:46:55.060703262</dc:date><text:p>HTML: &lt;/th&gt;</text:p></office:annotation><office:annotation><dc:date>2018-12-27T10:46:55.060706810</dc:date><text:p>HTML: &lt;/tr&gt;</text:p></office:annotation><office:annotation><dc:date>2018-12-27T10:46:55.060717875</dc:date><text:p>HTML: &lt;tr style="text-align: left; background: rgb(223, 223, 223); user-select: auto !important;"&gt;</text:p></office:annotation><office:annotation><dc:date>2018-12-27T10:46:55.060745962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754772</dc:date><text:p>HTML: &lt;label for="checkbox_row_12" style="user-select: auto !important;"&gt;</text:p></office:annotation><office:annotation><dc:date>2018-12-27T10:46:55.060760261</dc:date><text:p>HTML: &lt;/label&gt;</text:p></office:annotation><office:annotation><dc:date>2018-12-27T10:46:55.060764170</dc:date><text:p>HTML: &lt;/th&gt;</text:p></office:annotation><office:annotation><dc:date>2018-12-27T10:46:55.060768115</dc:date><text:p>HTML: &lt;/tr&gt;</text:p></office:annotation><office:annotation><dc:date>2018-12-27T10:46:55.060779212</dc:date><text:p>HTML: &lt;tr style="text-align: left; background: rgb(255, 255, 255); user-select: auto !important;"&gt;</text:p></office:annotation><office:annotation><dc:date>2018-12-27T10:46:55.060807305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816342</dc:date><text:p>HTML: &lt;label for="checkbox_row_13" style="user-select: auto !important;"&gt;</text:p></office:annotation><office:annotation><dc:date>2018-12-27T10:46:55.060821804</dc:date><text:p>HTML: &lt;/label&gt;</text:p></office:annotation><office:annotation><dc:date>2018-12-27T10:46:55.060825601</dc:date><text:p>HTML: &lt;/th&gt;</text:p></office:annotation><office:annotation><dc:date>2018-12-27T10:46:55.060829265</dc:date><text:p>HTML: &lt;/tr&gt;</text:p></office:annotation><office:annotation><dc:date>2018-12-27T10:46:55.060845554</dc:date><text:p>HTML: &lt;tr style="text-align: left; background: -webkit-linear-gradient(top, rgb(206, 214, 223), rgb(182, 198, 215)); color: rgb(0, 0, 0); user-select: auto !important;"&gt;</text:p></office:annotation><office:annotation><dc:date>2018-12-27T10:46:55.060877825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887098</dc:date><text:p>HTML: &lt;label for="checkbox_row_14" style="user-select: auto !important;"&gt;</text:p></office:annotation><office:annotation><dc:date>2018-12-27T10:46:55.060892492</dc:date><text:p>HTML: &lt;/label&gt;</text:p></office:annotation><office:annotation><dc:date>2018-12-27T10:46:55.060896423</dc:date><text:p>HTML: &lt;/th&gt;</text:p></office:annotation><office:annotation><dc:date>2018-12-27T10:46:55.060900145</dc:date><text:p>HTML: &lt;/tr&gt;</text:p></office:annotation><office:annotation><dc:date>2018-12-27T10:46:55.060910878</dc:date><text:p>HTML: &lt;tr style="text-align: left; background: rgb(255, 255, 255); user-select: auto !important;"&gt;</text:p></office:annotation><office:annotation><dc:date>2018-12-27T10:46:55.060939360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0948443</dc:date><text:p>HTML: &lt;label for="checkbox_row_15" style="user-select: auto !important;"&gt;</text:p></office:annotation><office:annotation><dc:date>2018-12-27T10:46:55.060953653</dc:date><text:p>HTML: &lt;/label&gt;</text:p></office:annotation><office:annotation><dc:date>2018-12-27T10:46:55.060957493</dc:date><text:p>HTML: &lt;/th&gt;</text:p></office:annotation><office:annotation><dc:date>2018-12-27T10:46:55.060961372</dc:date><text:p>HTML: &lt;/tr&gt;</text:p></office:annotation><office:annotation><dc:date>2018-12-27T10:46:55.060972078</dc:date><text:p>HTML: &lt;tr style="text-align: left; background: rgb(223, 223, 223); user-select: auto !important;"&gt;</text:p></office:annotation><office:annotation><dc:date>2018-12-27T10:46:55.06100000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1009174</dc:date><text:p>HTML: &lt;label for="checkbox_row_16" style="user-select: auto !important;"&gt;</text:p></office:annotation><office:annotation><dc:date>2018-12-27T10:46:55.061014374</dc:date><text:p>HTML: &lt;/label&gt;</text:p></office:annotation><office:annotation><dc:date>2018-12-27T10:46:55.061018261</dc:date><text:p>HTML: &lt;/th&gt;</text:p></office:annotation><office:annotation><dc:date>2018-12-27T10:46:55.061022102</dc:date><text:p>HTML: &lt;/tr&gt;</text:p></office:annotation><office:annotation><dc:date>2018-12-27T10:46:55.061033024</dc:date><text:p>HTML: &lt;tr style="text-align: left; background: rgb(255, 255, 255); user-select: auto !important;"&gt;</text:p></office:annotation><office:annotation><dc:date>2018-12-27T10:46:55.061061731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8-12-27T10:46:55.061071337</dc:date><text:p>HTML: &lt;label for="checkbox_row_17" style="user-select: auto !important;"&gt;</text:p></office:annotation><office:annotation><dc:date>2018-12-27T10:46:55.061076996</dc:date><text:p>HTML: &lt;/label&gt;</text:p></office:annotation><office:annotation><dc:date>2018-12-27T10:46:55.061080772</dc:date><text:p>HTML: &lt;/th&gt;</text:p></office:annotation><office:annotation><dc:date>2018-12-27T10:46:55.061084547</dc:date><text:p>HTML: &lt;/tr&gt;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0:40:20.312183998</meta:creation-date>
    <dc:title>default</dc:title>
    <meta:editing-duration>PT7H31M17S</meta:editing-duration>
    <meta:editing-cycles>4</meta:editing-cycles>
    <meta:generator>LibreOffice/6.0.7.3$Linux_X86_64 LibreOffice_project/00m0$Build-3</meta:generator>
    <meta:initial-creator>Dave Klinzman</meta:initial-creator>
    <dc:date>2018-12-27T19:07:27.207288098</dc:date>
    <dc:creator>Dave Klinzman</dc:creator>
    <meta:document-statistic meta:table-count="1" meta:image-count="0" meta:object-count="0" meta:page-count="1" meta:paragraph-count="41" meta:word-count="59" meta:character-count="443" meta:non-whitespace-character-count="423"/>
    <meta:template xlink:type="simple" xlink:actuate="onRequest" xlink:title="default" xlink:href="../../../../../.config/libreoffice/4/user/template/default.ott" meta:date="2018-12-27T10:40:17.645827580"/>
  </office:meta>
</office:document-meta>
</file>